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7mm" svg:height="90.04mm" svg:x="47.08mm" svg:y="0.8mm">
            <draw:object draw:notify-on-update-of-ranges="Лист1.A1:Лист1.A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003573" calcext:value-type="float">
            <text:p>0,003573</text:p>
          </table:table-cell>
        </table:table-row>
        <table:table-row table:style-name="ro1">
          <table:table-cell office:value-type="float" office:value="0.027673" calcext:value-type="float">
            <text:p>0,027673</text:p>
          </table:table-cell>
        </table:table-row>
        <table:table-row table:style-name="ro1">
          <table:table-cell office:value-type="float" office:value="0.093599" calcext:value-type="float">
            <text:p>0,093599</text:p>
          </table:table-cell>
        </table:table-row>
        <table:table-row table:style-name="ro1">
          <table:table-cell office:value-type="float" office:value="0.272748" calcext:value-type="float">
            <text:p>0,272748</text:p>
          </table:table-cell>
        </table:table-row>
        <table:table-row table:style-name="ro1">
          <table:table-cell office:value-type="float" office:value="0.524796" calcext:value-type="float">
            <text:p>0,524796</text:p>
          </table:table-cell>
        </table:table-row>
        <table:table-row table:style-name="ro1">
          <table:table-cell office:value-type="float" office:value="0.672464" calcext:value-type="float">
            <text:p>0,672464</text:p>
          </table:table-cell>
        </table:table-row>
        <table:table-row table:style-name="ro1">
          <table:table-cell office:value-type="float" office:value="0.845747" calcext:value-type="float">
            <text:p>0,845747</text:p>
          </table:table-cell>
        </table:table-row>
        <table:table-row table:style-name="ro1">
          <table:table-cell office:value-type="float" office:value="1.191292" calcext:value-type="float">
            <text:p>1,191292</text:p>
          </table:table-cell>
        </table:table-row>
        <table:table-row table:style-name="ro1">
          <table:table-cell office:value-type="float" office:value="1.827222" calcext:value-type="float">
            <text:p>1,827222</text:p>
          </table:table-cell>
        </table:table-row>
        <table:table-row table:style-name="ro1">
          <table:table-cell office:value-type="float" office:value="2.487666" calcext:value-type="float">
            <text:p>2,487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1:44:51.129452296</meta:creation-date>
    <dc:date>2020-06-21T11:47:17.286579195</dc:date>
    <meta:editing-duration>PT2M28S</meta:editing-duration>
    <meta:editing-cycles>1</meta:editing-cycles>
    <meta:document-statistic meta:table-count="1" meta:cell-count="1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Лист1.A1:Лист1.A10" svg:x="0.319cm" svg:y="0.18cm" svg:width="15.36cm" svg:height="8.645cm">
          <chartooo:coordinate-region svg:x="1.046cm" svg:y="0.379cm" svg:width="14.446cm" svg:height="7.7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Лист1.A1:Лист1.A10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573">
                <text:p>0.003573</text:p>
                <draw:g>
                  <svg:desc>Лист1.A1:Лист1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673">
                <text:p>0.027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3599">
                <text:p>0.093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2748">
                <text:p>0.272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4796">
                <text:p>0.524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2464">
                <text:p>0.672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5747">
                <text:p>0.845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1292">
                <text:p>1.191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27222">
                <text:p>1.827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87666">
                <text:p>2.487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